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5.520833333333333in"/>
    </style:style>
    <style:style style:name="co3" style:family="table-column">
      <style:table-column-properties fo:break-before="auto" style:column-width="5.114583333333333in"/>
    </style:style>
    <style:style style:name="co4" style:family="table-column">
      <style:table-column-properties fo:break-before="auto" style:column-width="2.604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Date </text:p>
          </table:table-cell>
          <table:table-cell table:style-name="ce21" office:value-type="string">
            <text:p>Report Type </text:p>
          </table:table-cell>
          <table:table-cell table:style-name="ce21" office:value-type="string">
            <text:p>Street </text:p>
          </table:table-cell>
          <table:table-cell table:style-name="ce21" office:value-type="string">
            <text:p>Sub-Division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64 W EXIT 238, CAMP PERRY </text:p>
          </table:table-cell>
        </table:table-row>
        <table:table-row table:style-name="ro2">
          <table:table-cell table:style-name="ce22" office:value-type="date" office:date-value="2005-02-01T00:00:00">
            <text:p>2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MBER LANE </text:p>
          </table:table-cell>
          <table:table-cell table:style-name="ce21" office:value-type="string">
            <text:p>CALLAHAN VILLAGE DUPLEXES</text:p>
          </table:table-cell>
        </table:table-row>
        <table:table-row table:style-name="ro2">
          <table:table-cell table:style-name="ce22" office:value-type="date" office:date-value="2005-11-19T00:00:00">
            <text:p>11/1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ANNAPOLIS CIRCLE </text:p>
          </table:table-cell>
          <table:table-cell table:style-name="ce21" office:value-type="string">
            <text:p>FAIRFIELD AT KINGSGATE</text:p>
          </table:table-cell>
        </table:table-row>
        <table:table-row table:style-name="ro2">
          <table:table-cell table:style-name="ce22" office:value-type="date" office:date-value="2005-07-16T00:00:00">
            <text:p>7/16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BANNAK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1-02T00:00:00">
            <text:p>1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NNEK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NNEK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9-01T00:00:00">
            <text:p>9/1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ANNEK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10-27T00:00:00">
            <text:p>10/27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BANNEK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10-28T00:00:00">
            <text:p>10/28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NNEK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10-29T00:00:00">
            <text:p>10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NNEK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10-29T00:00:00">
            <text:p>10/2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NNEK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NNEK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12-10T00:00:00">
            <text:p>12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NNEK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EGONIA WAY </text:p>
          </table:table-cell>
          <table:table-cell table:style-name="ce21" office:value-type="string">
            <text:p>KINGS CREEK PLANTATION</text:p>
          </table:table-cell>
        </table:table-row>
        <table:table-row table:style-name="ro2">
          <table:table-cell table:style-name="ce22" office:value-type="date" office:date-value="2005-03-12T00:00:00">
            <text:p>3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THUNE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4-24T00:00:00">
            <text:p>4/24/2005</text:p>
          </table:table-cell>
          <table:table-cell table:style-name="ce21" office:value-type="string">
            <text:p>POSSESS FIREARMS BY CONVICTED FELONS </text:p>
          </table:table-cell>
          <table:table-cell table:style-name="ce21" office:value-type="string">
            <text:p>BETHUNE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5-24T00:00:00">
            <text:p>5/24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BETHUNE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6-24T00:00:00">
            <text:p>6/24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BETHUNE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ETHUNE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THUNE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9-13T00:00:00">
            <text:p>9/13/2005</text:p>
          </table:table-cell>
          <table:table-cell table:style-name="ce21" office:value-type="string">
            <text:p>POSSESS FIREARMS BY CONVICTED FELONS </text:p>
          </table:table-cell>
          <table:table-cell table:style-name="ce21" office:value-type="string">
            <text:p>BETHUNE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ALOCK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6-21T00:00:00">
            <text:p>6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ALOCK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6-26T00:00:00">
            <text:p>6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ALOCK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6-26T00:00:00">
            <text:p>6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LOCK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OSTON COMMONS </text:p>
          </table:table-cell>
          <table:table-cell table:style-name="ce21" office:value-type="string">
            <text:p>FAIRFIELD AT KINGSGATE</text:p>
          </table:table-cell>
        </table:table-row>
        <table:table-row table:style-name="ro2">
          <table:table-cell table:style-name="ce22" office:value-type="date" office:date-value="2005-07-28T00:00:00">
            <text:p>7/2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OULDER WAY </text:p>
          </table:table-cell>
          <table:table-cell table:style-name="ce21" office:value-type="string">
            <text:p>COBBLE CREEK</text:p>
          </table:table-cell>
        </table:table-row>
        <table:table-row table:style-name="ro2">
          <table:table-cell table:style-name="ce22" office:value-type="date" office:date-value="2005-03-31T00:00:00">
            <text:p>3/31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OWSTRING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1-09T00:00:00">
            <text:p>1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TTANIA DRIVE </text:p>
          </table:table-cell>
          <table:table-cell table:style-name="ce21" office:value-type="string">
            <text:p>QUEENS LAKE ESTATES</text:p>
          </table:table-cell>
        </table:table-row>
        <table:table-row table:style-name="ro2">
          <table:table-cell table:style-name="ce22" office:value-type="date" office:date-value="2005-03-27T00:00:00">
            <text:p>3/2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RITTANIA DRIVE </text:p>
          </table:table-cell>
          <table:table-cell table:style-name="ce21" office:value-type="string">
            <text:p>QUEENS LAKE ESTATES</text:p>
          </table:table-cell>
        </table:table-row>
        <table:table-row table:style-name="ro2">
          <table:table-cell table:style-name="ce22" office:value-type="date" office:date-value="2005-05-18T00:00:00">
            <text:p>5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TTANIA DRIVE </text:p>
          </table:table-cell>
          <table:table-cell table:style-name="ce21" office:value-type="string">
            <text:p>QUEENS LAKE ESTATES</text:p>
          </table:table-cell>
        </table:table-row>
        <table:table-row table:style-name="ro2">
          <table:table-cell table:style-name="ce22" office:value-type="date" office:date-value="2005-07-06T00:00:00">
            <text:p>7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TTANIA DRIVE </text:p>
          </table:table-cell>
          <table:table-cell table:style-name="ce21" office:value-type="string">
            <text:p>QUEENS LAKE ESTATES</text:p>
          </table:table-cell>
        </table:table-row>
        <table:table-row table:style-name="ro2">
          <table:table-cell table:style-name="ce22" office:value-type="date" office:date-value="2005-11-24T00:00:00">
            <text:p>11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TTANIA DRIVE </text:p>
          </table:table-cell>
          <table:table-cell table:style-name="ce21" office:value-type="string">
            <text:p>QUEENS LAKE ESTATES</text:p>
          </table:table-cell>
        </table:table-row>
        <table:table-row table:style-name="ro2">
          <table:table-cell table:style-name="ce22" office:value-type="date" office:date-value="2005-11-17T00:00:00">
            <text:p>11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ONZE COURT </text:p>
          </table:table-cell>
          <table:table-cell table:style-name="ce21" office:value-type="string">
            <text:p>WILLIAMSBURG BLUFFS</text:p>
          </table:table-cell>
        </table:table-row>
        <table:table-row table:style-name="ro2">
          <table:table-cell table:style-name="ce22" office:value-type="date" office:date-value="2005-06-06T00:00:00">
            <text:p>6/6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RUTON DRIV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RUTON DRIV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12-15T00:00:00">
            <text:p>12/15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BUNCHE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1-04T00:00:00">
            <text:p>1/4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BURGUNDY ROAD </text:p>
          </table:table-cell>
          <table:table-cell table:style-name="ce21" office:value-type="string">
            <text:p>VINEYARD HEIGHTS</text:p>
          </table:table-cell>
        </table:table-row>
        <table:table-row table:style-name="ro2">
          <table:table-cell table:style-name="ce22" office:value-type="date" office:date-value="2005-02-22T00:00:00">
            <text:p>2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RGUNDY ROAD </text:p>
          </table:table-cell>
          <table:table-cell table:style-name="ce21" office:value-type="string">
            <text:p>VINEYARD HEIGHTS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URGUNDY ROAD </text:p>
          </table:table-cell>
          <table:table-cell table:style-name="ce21" office:value-type="string">
            <text:p>VINEYARD HEIGHTS</text:p>
          </table:table-cell>
        </table:table-row>
        <table:table-row table:style-name="ro2">
          <table:table-cell table:style-name="ce22" office:value-type="date" office:date-value="2005-01-02T00:00:00">
            <text:p>1/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2-11T00:00:00">
            <text:p>2/11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2-13T00:00:00">
            <text:p>2/13/2005</text:p>
          </table:table-cell>
          <table:table-cell table:style-name="ce21" office:value-type="string">
            <text:p>ABDUCTION/KIDNAPPING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2-13T00:00:00">
            <text:p>2/1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2-13T00:00:00">
            <text:p>2/13/2005</text:p>
          </table:table-cell>
          <table:table-cell table:style-name="ce21" office:value-type="string">
            <text:p>POSSESS FIREARMS BY CONVICTED FELONS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2-14T00:00:00">
            <text:p>2/14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2-22T00:00:00">
            <text:p>2/22/2005</text:p>
          </table:table-cell>
          <table:table-cell table:style-name="ce21" office:value-type="string">
            <text:p>SALE, POSS CONTROL SUBST -SCHED III,IV,V </text:p>
          </table:table-cell>
          <table:table-cell table:style-name="ce21" office:value-type="string">
            <text:p>BYPASS ROAD </text:p>
          </table:table-cell>
        </table:table-row>
        <table:table-row table:style-name="ro2">
          <table:table-cell table:style-name="ce22" office:value-type="date" office:date-value="2005-02-23T00:00:00">
            <text:p>2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3-04T00:00:00">
            <text:p>3/4/2005</text:p>
          </table:table-cell>
          <table:table-cell table:style-name="ce21" office:value-type="string">
            <text:p>SALE, POSSESSION CONTROLLED SUBSTANC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3-10T00:00:00">
            <text:p>3/10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3-17T00:00:00">
            <text:p>3/17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3-29T00:00:00">
            <text:p>3/2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3-29T00:00:00">
            <text:p>3/29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15T00:00:00">
            <text:p>4/1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15T00:00:00">
            <text:p>4/15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15T00:00:00">
            <text:p>4/15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30T00:00:00">
            <text:p>4/3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5-04T00:00:00">
            <text:p>5/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5-10T00:00:00">
            <text:p>5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5-12T00:00:00">
            <text:p>5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5-19T00:00:00">
            <text:p>5/1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5-22T00:00:00">
            <text:p>5/22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6-29T00:00:00">
            <text:p>6/2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06T00:00:00">
            <text:p>7/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13T00:00:00">
            <text:p>7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13T00:00:00">
            <text:p>7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16T00:00:00">
            <text:p>7/16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23T00:00:00">
            <text:p>7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25T00:00:00">
            <text:p>7/2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28T00:00:00">
            <text:p>7/28/2005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29T00:00:00">
            <text:p>7/29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05T00:00:00">
            <text:p>8/5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05T00:00:00">
            <text:p>8/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08T00:00:00">
            <text:p>8/8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19T00:00:00">
            <text:p>8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2T00:00:00">
            <text:p>8/22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2T00:00:00">
            <text:p>8/2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6T00:00:00">
            <text:p>8/2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6T00:00:00">
            <text:p>8/26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6T00:00:00">
            <text:p>8/26/2005</text:p>
          </table:table-cell>
          <table:table-cell table:style-name="ce21" office:value-type="string">
            <text:p>MAIMING </text:p>
          </table:table-cell>
          <table:table-cell table:style-name="ce21" office:value-type="string">
            <text:p>BYPASS ROAD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6T00:00:00">
            <text:p>8/2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STEAL OR TAMPER WITH COIN OPERATED EQUIP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9-01T00:00:00">
            <text:p>9/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9-03T00:00:00">
            <text:p>9/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9-03T00:00:00">
            <text:p>9/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9-05T00:00:00">
            <text:p>9/5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9-13T00:00:00">
            <text:p>9/13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9-17T00:00:00">
            <text:p>9/17/2005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9-17T00:00:00">
            <text:p>9/1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9-24T00:00:00">
            <text:p>9/24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02T00:00:00">
            <text:p>10/2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02T00:00:00">
            <text:p>10/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06T00:00:00">
            <text:p>10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06T00:00:00">
            <text:p>10/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10T00:00:00">
            <text:p>10/10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13T00:00:00">
            <text:p>10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13T00:00:00">
            <text:p>10/13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15T00:00:00">
            <text:p>10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21T00:00:00">
            <text:p>10/21/2005</text:p>
          </table:table-cell>
          <table:table-cell table:style-name="ce21" office:value-type="string">
            <text:p>SALE, POSSESSION CONTROLLED SUBSTANC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22T00:00:00">
            <text:p>10/22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23T00:00:00">
            <text:p>10/2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23T00:00:00">
            <text:p>10/2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23T00:00:00">
            <text:p>10/2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23T00:00:00">
            <text:p>10/2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28T00:00:00">
            <text:p>10/2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29T00:00:00">
            <text:p>10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29T00:00:00">
            <text:p>10/29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29T00:00:00">
            <text:p>10/29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30T00:00:00">
            <text:p>10/30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30T00:00:00">
            <text:p>10/30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1-13T00:00:00">
            <text:p>11/13/2005</text:p>
          </table:table-cell>
          <table:table-cell table:style-name="ce21" office:value-type="string">
            <text:p>MAIMING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1-17T00:00:00">
            <text:p>11/17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1-17T00:00:00">
            <text:p>11/17/2005</text:p>
          </table:table-cell>
          <table:table-cell table:style-name="ce21" office:value-type="string">
            <text:p>SALE, POSSESSION CONTROLLED SUBSTANC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1-24T00:00:00">
            <text:p>11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05T00:00:00">
            <text:p>12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09T00:00:00">
            <text:p>12/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11T00:00:00">
            <text:p>12/11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11T00:00:00">
            <text:p>12/11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11T00:00:00">
            <text:p>12/11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11T00:00:00">
            <text:p>12/11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11T00:00:00">
            <text:p>12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11T00:00:00">
            <text:p>12/1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15T00:00:00">
            <text:p>12/1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16T00:00:00">
            <text:p>12/1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16T00:00:00">
            <text:p>12/16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29T00:00:00">
            <text:p>12/29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29T00:00:00">
            <text:p>12/29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13T00:00:00">
            <text:p>12/13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1-06T00:00:00">
            <text:p>1/6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BYPASS ROAD &amp; RT 132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1-31T00:00:00">
            <text:p>1/31/2005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BYPASS ROAD &amp; RT 132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1-31T00:00:00">
            <text:p>1/31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YPASS ROAD &amp; RT 132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&amp; RT 132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BYPASS ROAD &amp; RT 132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06T00:00:00">
            <text:p>7/6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BYPASS ROAD &amp; RT 132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&amp; RT 132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6-28T00:00:00">
            <text:p>6/28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CABERNET ROAD </text:p>
          </table:table-cell>
          <table:table-cell table:style-name="ce21" office:value-type="string">
            <text:p>VINEYARD HEIGHTS</text:p>
          </table:table-cell>
        </table:table-row>
        <table:table-row table:style-name="ro2">
          <table:table-cell table:style-name="ce22" office:value-type="date" office:date-value="2005-09-04T00:00:00">
            <text:p>9/4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CALLAHAN DRIVE </text:p>
          </table:table-cell>
          <table:table-cell table:style-name="ce21" office:value-type="string">
            <text:p>CALLAHAN VILLAGE DUPLEXES</text:p>
          </table:table-cell>
        </table:table-row>
        <table:table-row table:style-name="ro2">
          <table:table-cell table:style-name="ce22" office:value-type="date" office:date-value="2005-04-21T00:00:00">
            <text:p>4/21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ANNONBALL COURT 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AN ROAD </text:p>
          </table:table-cell>
          <table:table-cell table:style-name="ce21" office:value-type="string">
            <text:p>GREENSPRINGS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AN ROAD </text:p>
          </table:table-cell>
          <table:table-cell table:style-name="ce21" office:value-type="string">
            <text:p>GREENSPRINGS</text:p>
          </table:table-cell>
        </table:table-row>
        <table:table-row table:style-name="ro2">
          <table:table-cell table:style-name="ce22" office:value-type="date" office:date-value="2005-12-11T00:00:00">
            <text:p>12/11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CARRS HILL ROAD </text:p>
          </table:table-cell>
          <table:table-cell table:style-name="ce21" office:value-type="string">
            <text:p>GREEN ACRES</text:p>
          </table:table-cell>
        </table:table-row>
        <table:table-row table:style-name="ro2">
          <table:table-cell table:style-name="ce22" office:value-type="date" office:date-value="2005-12-11T00:00:00">
            <text:p>12/11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CARRS HILL ROAD </text:p>
          </table:table-cell>
          <table:table-cell table:style-name="ce21" office:value-type="string">
            <text:p>GREEN ACRES</text:p>
          </table:table-cell>
        </table:table-row>
        <table:table-row table:style-name="ro2">
          <table:table-cell table:style-name="ce22" office:value-type="date" office:date-value="2005-03-30T00:00:00">
            <text:p>3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ESBY LANE </text:p>
          </table:table-cell>
          <table:table-cell table:style-name="ce21" office:value-type="string">
            <text:p>MIDDLETOWNE FARMS</text:p>
          </table:table-cell>
        </table:table-row>
        <table:table-row table:style-name="ro2">
          <table:table-cell table:style-name="ce22" office:value-type="date" office:date-value="2005-05-22T00:00:00">
            <text:p>5/22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EMETARY LANE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22T00:00:00">
            <text:p>5/22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CEMETARY LANE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30T00:00:00">
            <text:p>6/3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EMETARY LANE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CHARDONNAY DRIVE </text:p>
          </table:table-cell>
          <table:table-cell table:style-name="ce21" office:value-type="string">
            <text:p>VINEYARD HEIGHTS</text:p>
          </table:table-cell>
        </table:table-row>
        <table:table-row table:style-name="ro2">
          <table:table-cell table:style-name="ce22" office:value-type="date" office:date-value="2005-01-18T00:00:00">
            <text:p>1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RLES RIVER LANDING ROAD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3-30T00:00:00">
            <text:p>3/3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ARLESTON BATTERY </text:p>
          </table:table-cell>
        </table:table-row>
        <table:table-row table:style-name="ro2">
          <table:table-cell table:style-name="ce22" office:value-type="date" office:date-value="2005-08-07T00:00:00">
            <text:p>8/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ARLESTON BATTERY </text:p>
          </table:table-cell>
        </table:table-row>
        <table:table-row table:style-name="ro2">
          <table:table-cell table:style-name="ce22" office:value-type="date" office:date-value="2005-10-22T00:00:00">
            <text:p>10/22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HATEAU DRIVE </text:p>
          </table:table-cell>
          <table:table-cell table:style-name="ce21" office:value-type="string">
            <text:p>OLD QUAKER ESTATES</text:p>
          </table:table-cell>
        </table:table-row>
        <table:table-row table:style-name="ro2">
          <table:table-cell table:style-name="ce22" office:value-type="date" office:date-value="2005-08-08T00:00:00">
            <text:p>8/8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EATHAM ANNEX </text:p>
          </table:table-cell>
          <table:table-cell table:style-name="ce21" office:value-type="string">
            <text:p>CHEATHAM ANNEX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CHEATHAM ANNEX, BUILDING 108 </text:p>
          </table:table-cell>
          <table:table-cell table:style-name="ce21" office:value-type="string">
            <text:p>CHEATHAM ANNEX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CONSPIRACY TO COMMIT FELONY </text:p>
          </table:table-cell>
          <table:table-cell table:style-name="ce21" office:value-type="string">
            <text:p>CHEATHAM ANNEX, BUILDING 108 </text:p>
          </table:table-cell>
          <table:table-cell table:style-name="ce21" office:value-type="string">
            <text:p>CHEATHAM ANNEX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CHEATHAM ANNEX, BUILDING 108 </text:p>
          </table:table-cell>
          <table:table-cell table:style-name="ce21" office:value-type="string">
            <text:p>CHEATHAM ANNEX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CHEATHAM ANNEX, BUILDING 108 </text:p>
          </table:table-cell>
          <table:table-cell table:style-name="ce21" office:value-type="string">
            <text:p>CHEATHAM ANNEX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EATHAM ANNEX, BUILDING 108 </text:p>
          </table:table-cell>
          <table:table-cell table:style-name="ce21" office:value-type="string">
            <text:p>CHEATHAM ANNEX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CHEATHAM ANNEX, BUILDING 108 </text:p>
          </table:table-cell>
          <table:table-cell table:style-name="ce21" office:value-type="string">
            <text:p>CHEATHAM ANNEX</text:p>
          </table:table-cell>
        </table:table-row>
        <table:table-row table:style-name="ro2">
          <table:table-cell table:style-name="ce22" office:value-type="date" office:date-value="2005-07-13T00:00:00">
            <text:p>7/1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LIPPER COURT 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COBBLE STONE </text:p>
          </table:table-cell>
          <table:table-cell table:style-name="ce21" office:value-type="string">
            <text:p>COBBLE CREEK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BBLE STONE </text:p>
          </table:table-cell>
          <table:table-cell table:style-name="ce21" office:value-type="string">
            <text:p>COBBLE CREEK</text:p>
          </table:table-cell>
        </table:table-row>
        <table:table-row table:style-name="ro2">
          <table:table-cell table:style-name="ce22" office:value-type="date" office:date-value="2005-07-18T00:00:00">
            <text:p>7/1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OBBLE STONE </text:p>
          </table:table-cell>
          <table:table-cell table:style-name="ce21" office:value-type="string">
            <text:p>COBBLE CREEK</text:p>
          </table:table-cell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OBBLE STONE </text:p>
          </table:table-cell>
          <table:table-cell table:style-name="ce21" office:value-type="string">
            <text:p>COBBLE CREEK</text:p>
          </table:table-cell>
        </table:table-row>
        <table:table-row table:style-name="ro2">
          <table:table-cell table:style-name="ce22" office:value-type="date" office:date-value="2005-08-19T00:00:00">
            <text:p>8/1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OBBLE STONE </text:p>
          </table:table-cell>
          <table:table-cell table:style-name="ce21" office:value-type="string">
            <text:p>COBBLE CREEK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BBLE STONE </text:p>
          </table:table-cell>
          <table:table-cell table:style-name="ce21" office:value-type="string">
            <text:p>COBBLE CREEK</text:p>
          </table:table-cell>
        </table:table-row>
        <table:table-row table:style-name="ro2">
          <table:table-cell table:style-name="ce22" office:value-type="date" office:date-value="2005-05-26T00:00:00">
            <text:p>5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LONIAL AVENU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5-27T00:00:00">
            <text:p>5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LONIAL AVENU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6-16T00:00:00">
            <text:p>6/16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OLONIAL AVENU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7-08T00:00:00">
            <text:p>7/8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COLONIAL AVENU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COLONIAL AVENU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OLONIAL AVENU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LONIAL AVENU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10-19T00:00:00">
            <text:p>10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LONIAL AVENU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10-31T00:00:00">
            <text:p>10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LONIAL AVENU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12-10T00:00:00">
            <text:p>12/10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COLONIAL AVENU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7-25T00:00:00">
            <text:p>7/25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COLONIAL PKWY, YORKTOWN END </text:p>
          </table:table-cell>
        </table:table-row>
        <table:table-row table:style-name="ro2">
          <table:table-cell table:style-name="ce22" office:value-type="date" office:date-value="2005-01-24T00:00:00">
            <text:p>1/24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COMMONS WAY </text:p>
          </table:table-cell>
          <table:table-cell table:style-name="ce21" office:value-type="string">
            <text:p>WILLIAMSBURG COMMONS</text:p>
          </table:table-cell>
        </table:table-row>
        <table:table-row table:style-name="ro2">
          <table:table-cell table:style-name="ce22" office:value-type="date" office:date-value="2005-02-08T00:00:00">
            <text:p>2/8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COMMONS WAY </text:p>
          </table:table-cell>
          <table:table-cell table:style-name="ce21" office:value-type="string">
            <text:p>WILLIAMSBURG COMMONS</text:p>
          </table:table-cell>
        </table:table-row>
        <table:table-row table:style-name="ro2">
          <table:table-cell table:style-name="ce22" office:value-type="date" office:date-value="2005-04-01T00:00:00">
            <text:p>4/1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COMMONS WAY </text:p>
          </table:table-cell>
          <table:table-cell table:style-name="ce21" office:value-type="string">
            <text:p>WILLIAMSBURG COMMONS</text:p>
          </table:table-cell>
        </table:table-row>
        <table:table-row table:style-name="ro2">
          <table:table-cell table:style-name="ce22" office:value-type="date" office:date-value="2005-04-01T00:00:00">
            <text:p>4/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MMONS WAY </text:p>
          </table:table-cell>
          <table:table-cell table:style-name="ce21" office:value-type="string">
            <text:p>WILLIAMSBURG COMMONS</text:p>
          </table:table-cell>
        </table:table-row>
        <table:table-row table:style-name="ro2">
          <table:table-cell table:style-name="ce22" office:value-type="date" office:date-value="2005-04-18T00:00:00">
            <text:p>4/18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COMMONS WAY </text:p>
          </table:table-cell>
          <table:table-cell table:style-name="ce21" office:value-type="string">
            <text:p>WILLIAMSBURG COMMONS</text:p>
          </table:table-cell>
        </table:table-row>
        <table:table-row table:style-name="ro2">
          <table:table-cell table:style-name="ce22" office:value-type="date" office:date-value="2005-04-18T00:00:00">
            <text:p>4/18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COMMONS WAY </text:p>
          </table:table-cell>
          <table:table-cell table:style-name="ce21" office:value-type="string">
            <text:p>WILLIAMSBURG COMMONS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PSE WAY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4-15T00:00:00">
            <text:p>4/15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ORVETTE DRIVE 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RVETTE DRIVE 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5-07-08T00:00:00">
            <text:p>7/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OTTAGE COVE LANE </text:p>
          </table:table-cell>
          <table:table-cell table:style-name="ce21" office:value-type="string">
            <text:p>KINGS CREEK PLANTATION</text:p>
          </table:table-cell>
        </table:table-row>
        <table:table-row table:style-name="ro2">
          <table:table-cell table:style-name="ce22" office:value-type="date" office:date-value="2005-11-13T00:00:00">
            <text:p>11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TTAGE COVE LANE </text:p>
          </table:table-cell>
          <table:table-cell table:style-name="ce21" office:value-type="string">
            <text:p>KINGS CREEK PLANTATION</text:p>
          </table:table-cell>
        </table:table-row>
        <table:table-row table:style-name="ro2">
          <table:table-cell table:style-name="ce22" office:value-type="date" office:date-value="2005-03-15T00:00:00">
            <text:p>3/15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REEDMOOR COURT </text:p>
          </table:table-cell>
          <table:table-cell table:style-name="ce21" office:value-type="string">
            <text:p>MAGRUDER WOODS</text:p>
          </table:table-cell>
        </table:table-row>
        <table:table-row table:style-name="ro2">
          <table:table-cell table:style-name="ce22" office:value-type="date" office:date-value="2005-12-13T00:00:00">
            <text:p>12/13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REEDMOOR COURT </text:p>
          </table:table-cell>
          <table:table-cell table:style-name="ce21" office:value-type="string">
            <text:p>MAGRUDER WOODS</text:p>
          </table:table-cell>
        </table:table-row>
        <table:table-row table:style-name="ro2">
          <table:table-cell table:style-name="ce22" office:value-type="date" office:date-value="2005-11-29T00:00:00">
            <text:p>11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REEKSIDE LANDING 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CUSTIS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CUSTIS DRIVE &amp; WILKINS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NNI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NNI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NNI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NNI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NNI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NNI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NNI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1-12T00:00:00">
            <text:p>11/1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ENNI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2-28T00:00:00">
            <text:p>12/28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DODGE DRIVE </text:p>
          </table:table-cell>
          <table:table-cell table:style-name="ce21" office:value-type="string">
            <text:p>NELSON PARK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DOUGLAS DRIVE &amp; MERRIMAC TR </text:p>
          </table:table-cell>
          <table:table-cell table:style-name="ce21" office:value-type="string">
            <text:p>CAARVER GARDENS</text:p>
          </table:table-cell>
        </table:table-row>
        <table:table-row table:style-name="ro2">
          <table:table-cell table:style-name="ce22" office:value-type="date" office:date-value="2005-06-23T00:00:00">
            <text:p>6/23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DREW ROAD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7-05T00:00:00">
            <text:p>7/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REW ROAD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12-11T00:00:00">
            <text:p>12/11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DREW ROAD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2-21T00:00:00">
            <text:p>2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UNCAN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4-26T00:00:00">
            <text:p>4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UNCAN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UNCAN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6-29T00:00:00">
            <text:p>6/29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DUNCAN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UNCAN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UNCAN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8-19T00:00:00">
            <text:p>8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UNCAN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 MAYNOR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EAST MAYNOR DR &amp; MAYNOR DR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7-21T00:00:00">
            <text:p>7/21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EAST MAYNOR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7-21T00:00:00">
            <text:p>7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MAYNOR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1-17T00:00:00">
            <text:p>1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1-17T00:00:00">
            <text:p>1/17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8-15T00:00:00">
            <text:p>8/1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8-15T00:00:00">
            <text:p>8/15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9-22T00:00:00">
            <text:p>9/22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9-22T00:00:00">
            <text:p>9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2-05T00:00:00">
            <text:p>12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2-05T00:00:00">
            <text:p>12/5/2005</text:p>
          </table:table-cell>
          <table:table-cell table:style-name="ce21" office:value-type="string">
            <text:p>DAMAGE PROPERTY, PUBLIC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2-05T00:00:00">
            <text:p>12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5-12T00:00:00">
            <text:p>5/12/2005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 HIGH SCHOOL</text:p>
          </table:table-cell>
        </table:table-row>
        <table:table-row table:style-name="ro2">
          <table:table-cell table:style-name="ce22" office:value-type="date" office:date-value="2005-12-18T00:00:00">
            <text:p>12/1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18T00:00:00">
            <text:p>12/18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19T00:00:00">
            <text:p>8/1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NGLISH GARDEN WAY </text:p>
          </table:table-cell>
        </table:table-row>
        <table:table-row table:style-name="ro2">
          <table:table-cell table:style-name="ce22" office:value-type="date" office:date-value="2005-04-24T00:00:00">
            <text:p>4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RIN LEIGH COURT </text:p>
          </table:table-cell>
          <table:table-cell table:style-name="ce21" office:value-type="string">
            <text:p>SEANS GLEN</text:p>
          </table:table-cell>
        </table:table-row>
        <table:table-row table:style-name="ro2">
          <table:table-cell table:style-name="ce22" office:value-type="date" office:date-value="2005-09-16T00:00:00">
            <text:p>9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RIN LEIGH COURT </text:p>
          </table:table-cell>
          <table:table-cell table:style-name="ce21" office:value-type="string">
            <text:p>SEANS GLEN</text:p>
          </table:table-cell>
        </table:table-row>
        <table:table-row table:style-name="ro2">
          <table:table-cell table:style-name="ce22" office:value-type="date" office:date-value="2005-12-02T00:00:00">
            <text:p>12/2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FAIRFIELD GOVERNORS GREEN </text:p>
          </table:table-cell>
        </table:table-row>
        <table:table-row table:style-name="ro2">
          <table:table-cell table:style-name="ce22" office:value-type="date" office:date-value="2005-03-25T00:00:00">
            <text:p>3/25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ELIX DRIVE </text:p>
          </table:table-cell>
        </table:table-row>
        <table:table-row table:style-name="ro2">
          <table:table-cell table:style-name="ce22" office:value-type="date" office:date-value="2005-03-09T00:00:00">
            <text:p>3/9/2005</text:p>
          </table:table-cell>
          <table:table-cell table:style-name="ce21" office:value-type="string">
            <text:p>DEATH, SUICIDE </text:p>
          </table:table-cell>
          <table:table-cell table:style-name="ce21" office:value-type="string">
            <text:p>FILLMORE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ILLMORE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1-13T00:00:00">
            <text:p>1/13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 MEM HWY 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 MEM HWY 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 MEM HWY </text:p>
          </table:table-cell>
        </table:table-row>
        <table:table-row table:style-name="ro2">
          <table:table-cell table:style-name="ce22" office:value-type="date" office:date-value="2005-03-29T00:00:00">
            <text:p>3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TOWN CRESCENT </text:p>
          </table:table-cell>
          <table:table-cell table:style-name="ce21" office:value-type="string">
            <text:p>FAIRFIELD AT KINSGATE</text:p>
          </table:table-cell>
        </table:table-row>
        <table:table-row table:style-name="ro2">
          <table:table-cell table:style-name="ce22" office:value-type="date" office:date-value="2005-05-24T00:00:00">
            <text:p>5/2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TOWN CRESCENT </text:p>
          </table:table-cell>
          <table:table-cell table:style-name="ce21" office:value-type="string">
            <text:p>FAIRFIELD AT KINSGATE</text:p>
          </table:table-cell>
        </table:table-row>
        <table:table-row table:style-name="ro2">
          <table:table-cell table:style-name="ce22" office:value-type="date" office:date-value="2005-12-24T00:00:00">
            <text:p>12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TOWN CRESCENT </text:p>
          </table:table-cell>
          <table:table-cell table:style-name="ce21" office:value-type="string">
            <text:p>FAIRFIELD AT KINSGATE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OVERNERS GREEN 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GOVERNERS GREEN </text:p>
          </table:table-cell>
        </table:table-row>
        <table:table-row table:style-name="ro2">
          <table:table-cell table:style-name="ce22" office:value-type="date" office:date-value="2005-02-03T00:00:00">
            <text:p>2/3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OVERNMENT RD &amp; MERRIMAC TR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04T00:00:00">
            <text:p>3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VERNMENT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GOVERNMENT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OVERNMENT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15T00:00:00">
            <text:p>12/1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OVERNMENT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RANITE PLACE </text:p>
          </table:table-cell>
          <table:table-cell table:style-name="ce23" office:value-type="string">
            <text:p>COBBLE CREEK</text:p>
          </table:table-cell>
        </table:table-row>
        <table:table-row table:style-name="ro2">
          <table:table-cell table:style-name="ce22" office:value-type="date" office:date-value="2005-03-13T00:00:00">
            <text:p>3/1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RROP LANE </text:p>
          </table:table-cell>
          <table:table-cell table:style-name="ce23" office:value-type="string">
            <text:p>MIDDLETOWNE FARMS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AYMAKER PLACE </text:p>
          </table:table-cell>
          <table:table-cell table:style-name="ce21" office:value-type="string">
            <text:p>WILLIAMSBURG BLUFFS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YMAKER PLACE </text:p>
          </table:table-cell>
          <table:table-cell table:style-name="ce21" office:value-type="string">
            <text:p>WILLIAMSBURG BLUFFS</text:p>
          </table:table-cell>
        </table:table-row>
        <table:table-row table:style-name="ro2">
          <table:table-cell table:style-name="ce22" office:value-type="date" office:date-value="2005-11-08T00:00:00">
            <text:p>11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IGH POINT ROAD 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5-12-10T00:00:00">
            <text:p>12/10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IGH POINT ROAD 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5-12-10T00:00:00">
            <text:p>12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IGH POINT ROAD 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5-12-10T00:00:00">
            <text:p>12/1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IGH POINT ROAD 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5-08-09T00:00:00">
            <text:p>8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LCOMB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8-09T00:00:00">
            <text:p>8/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OLCOMB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ORSESHOE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HORSESHOE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HUBBARD LANE 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HUBBARD LANE 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POSSESSION OF PRODUCT BY PERSONS UNDERAGE </text:p>
          </table:table-cell>
          <table:table-cell table:style-name="ce21" office:value-type="string">
            <text:p>HUBBARD LANE 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UBBARD LANE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UBBARD LANE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23T00:00:00">
            <text:p>12/23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UBBARD LANE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24T00:00:00">
            <text:p>12/24/2005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HUBBARD LANE &amp; COLONIAL PKWY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24T00:00:00">
            <text:p>12/24/2005</text:p>
          </table:table-cell>
          <table:table-cell table:style-name="ce21" office:value-type="string">
            <text:p>NO DRIVERS LICENSE </text:p>
          </table:table-cell>
          <table:table-cell table:style-name="ce21" office:value-type="string">
            <text:p>HUBBARD LANE &amp; COLONIAL PKWY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24T00:00:00">
            <text:p>12/24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HUBBARD LANE &amp; COLONIAL PKWY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24T00:00:00">
            <text:p>12/24/2005</text:p>
          </table:table-cell>
          <table:table-cell table:style-name="ce21" office:value-type="string">
            <text:p>SALE OF PRODUCT TO PERSONS UNDERAGE </text:p>
          </table:table-cell>
          <table:table-cell table:style-name="ce21" office:value-type="string">
            <text:p>HUBBARD LANE &amp; COLONIAL PKWY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18T00:00:00">
            <text:p>9/18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HUBBARD LANE &amp; SCOTT LANE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17T00:00:00">
            <text:p>3/17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HUNTER LAN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UNTER LAN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9-02T00:00:00">
            <text:p>9/2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I-64 EAST BOUND </text:p>
          </table:table-cell>
          <table:table-cell table:style-name="ce21" office:value-type="string">
            <text:p>EXIT 243 </text:p>
          </table:table-cell>
        </table:table-row>
        <table:table-row table:style-name="ro2">
          <table:table-cell table:style-name="ce22" office:value-type="date" office:date-value="2005-11-07T00:00:00">
            <text:p>11/7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I-64 EAST BOUND </text:p>
          </table:table-cell>
          <table:table-cell table:style-name="ce21" office:value-type="string">
            <text:p>EXIT 243 </text:p>
          </table:table-cell>
        </table:table-row>
        <table:table-row table:style-name="ro2">
          <table:table-cell table:style-name="ce22" office:value-type="date" office:date-value="2005-02-24T00:00:00">
            <text:p>2/24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I-64 WEST EXIT 234 </text:p>
          </table:table-cell>
        </table:table-row>
        <table:table-row table:style-name="ro2">
          <table:table-cell table:style-name="ce22" office:value-type="date" office:date-value="2005-02-24T00:00:00">
            <text:p>2/24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I-64 WEST EXIT 234 </text:p>
          </table:table-cell>
        </table:table-row>
        <table:table-row table:style-name="ro2">
          <table:table-cell table:style-name="ce22" office:value-type="date" office:date-value="2005-01-31T00:00:00">
            <text:p>1/3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IRON HINGE ROAD, KINGS CREEK PLANT </text:p>
          </table:table-cell>
          <table:table-cell table:style-name="ce21" office:value-type="string">
            <text:p>KINGS CREEK PLANTATION</text:p>
          </table:table-cell>
        </table:table-row>
        <table:table-row table:style-name="ro2">
          <table:table-cell table:style-name="ce22" office:value-type="date" office:date-value="2005-06-25T00:00:00">
            <text:p>6/2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JASMINE CRESCENT </text:p>
          </table:table-cell>
          <table:table-cell table:style-name="ce21" office:value-type="string">
            <text:p>KINGS CREEK PLANTATION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ASMINE CRESCENT </text:p>
          </table:table-cell>
          <table:table-cell table:style-name="ce21" office:value-type="string">
            <text:p>KINGS CREEK PLANTATION</text:p>
          </table:table-cell>
        </table:table-row>
        <table:table-row table:style-name="ro2">
          <table:table-cell table:style-name="ce22" office:value-type="date" office:date-value="2005-09-08T00:00:00">
            <text:p>9/8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JYP AND HUBBARD, CUT THROUGH </text:p>
          </table:table-cell>
          <table:table-cell table:style-name="ce21" office:value-type="string">
            <text:p>JAMES YORK PLAZA</text:p>
          </table:table-cell>
        </table:table-row>
        <table:table-row table:style-name="ro2">
          <table:table-cell table:style-name="ce22" office:value-type="date" office:date-value="2005-09-08T00:00:00">
            <text:p>9/8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JYP AND HUBBARD, CUT THROUGH </text:p>
          </table:table-cell>
          <table:table-cell table:style-name="ce21" office:value-type="string">
            <text:p>JAMES YORK PLAZA</text:p>
          </table:table-cell>
        </table:table-row>
        <table:table-row table:style-name="ro2">
          <table:table-cell table:style-name="ce22" office:value-type="date" office:date-value="2005-09-08T00:00:00">
            <text:p>9/8/2005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JYP AND HUBBARD, CUT THROUGH </text:p>
          </table:table-cell>
          <table:table-cell table:style-name="ce21" office:value-type="string">
            <text:p>JAMES YORK PLAZA</text:p>
          </table:table-cell>
        </table:table-row>
        <table:table-row table:style-name="ro2">
          <table:table-cell table:style-name="ce22" office:value-type="date" office:date-value="2005-04-10T00:00:00">
            <text:p>4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ELSEY ROAD </text:p>
          </table:table-cell>
          <table:table-cell table:style-name="ce21" office:value-type="string">
            <text:p>GREENSPRINGS</text:p>
          </table:table-cell>
        </table:table-row>
        <table:table-row table:style-name="ro2">
          <table:table-cell table:style-name="ce22" office:value-type="date" office:date-value="2005-04-29T00:00:00">
            <text:p>4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NGS COURT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KESHEAD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0-29T00:00:00">
            <text:p>10/29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LAKESHEAD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1-12T00:00:00">
            <text:p>11/12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LAKESHEAD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AKESHEAD DRIVE &amp; EA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ANTERN PLACE </text:p>
          </table:table-cell>
          <table:table-cell table:style-name="ce21" office:value-type="string">
            <text:p>WILLIAMSBURG BLUFFS</text:p>
          </table:table-cell>
        </table:table-row>
        <table:table-row table:style-name="ro2">
          <table:table-cell table:style-name="ce22" office:value-type="date" office:date-value="2005-10-09T00:00:00">
            <text:p>10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DGE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OW RIDGE ROAD 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5-02-01T00:00:00">
            <text:p>2/1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LUTH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6-26T00:00:00">
            <text:p>6/26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LUTH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6-26T00:00:00">
            <text:p>6/2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UTH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LUTH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UTH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7-28T00:00:00">
            <text:p>7/2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UTH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8-09T00:00:00">
            <text:p>8/9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LUTH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8-14T00:00:00">
            <text:p>8/14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LUTH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10-02T00:00:00">
            <text:p>10/2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LUTHER DRIVE 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5-03-10T00:00:00">
            <text:p>3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SHALL WAY </text:p>
          </table:table-cell>
          <table:table-cell table:style-name="ce21" office:value-type="string">
            <text:p>WILLIAMSBURG COMMONS</text:p>
          </table:table-cell>
        </table:table-row>
        <table:table-row table:style-name="ro2">
          <table:table-cell table:style-name="ce22" office:value-type="date" office:date-value="2005-04-08T00:00:00">
            <text:p>4/8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ARSHALL WAY </text:p>
          </table:table-cell>
          <table:table-cell table:style-name="ce21" office:value-type="string">
            <text:p>WILLIAMSBURG COMMONS</text:p>
          </table:table-cell>
        </table:table-row>
        <table:table-row table:style-name="ro2">
          <table:table-cell table:style-name="ce22" office:value-type="date" office:date-value="2005-04-13T00:00:00">
            <text:p>4/1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RSHALL WAY </text:p>
          </table:table-cell>
          <table:table-cell table:style-name="ce21" office:value-type="string">
            <text:p>WILLIAMSBURG COMMONS</text:p>
          </table:table-cell>
        </table:table-row>
        <table:table-row table:style-name="ro2">
          <table:table-cell table:style-name="ce22" office:value-type="date" office:date-value="2005-06-23T00:00:00">
            <text:p>6/23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ARSHALL WAY </text:p>
          </table:table-cell>
          <table:table-cell table:style-name="ce21" office:value-type="string">
            <text:p>WILLIAMSBURG COMMONS</text:p>
          </table:table-cell>
        </table:table-row>
        <table:table-row table:style-name="ro2">
          <table:table-cell table:style-name="ce22" office:value-type="date" office:date-value="2005-07-23T00:00:00">
            <text:p>7/23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MARSHALL WAY </text:p>
          </table:table-cell>
          <table:table-cell table:style-name="ce21" office:value-type="string">
            <text:p>WILLIAMSBURG COMMONS</text:p>
          </table:table-cell>
        </table:table-row>
        <table:table-row table:style-name="ro2">
          <table:table-cell table:style-name="ce22" office:value-type="date" office:date-value="2005-10-15T00:00:00">
            <text:p>10/1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RSHALL WAY </text:p>
          </table:table-cell>
          <table:table-cell table:style-name="ce21" office:value-type="string">
            <text:p>WILLIAMSBURG COMMONS</text:p>
          </table:table-cell>
        </table:table-row>
        <table:table-row table:style-name="ro2">
          <table:table-cell table:style-name="ce22" office:value-type="date" office:date-value="2005-06-24T00:00:00">
            <text:p>6/24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AYNOR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1-26T00:00:00">
            <text:p>1/26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MCLAWS CIRCLE 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5-03-13T00:00:00">
            <text:p>3/13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MCLAWS CIRCLE 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5-03-13T00:00:00">
            <text:p>3/1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CLAWS CIRCLE 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CLAWS CIRCLE 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5-05-21T00:00:00">
            <text:p>5/2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CLAWS CIRCLE 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5-05-21T00:00:00">
            <text:p>5/21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MCLAWS CIRCLE 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5-05-21T00:00:00">
            <text:p>5/21/2005</text:p>
          </table:table-cell>
          <table:table-cell table:style-name="ce21" office:value-type="string">
            <text:p>RESISTING ARREST/OBS JUSTICE W/O THREAT OF FORCE </text:p>
          </table:table-cell>
          <table:table-cell table:style-name="ce21" office:value-type="string">
            <text:p>MCLAWS CIRCLE 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5-08-18T00:00:00">
            <text:p>8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CLAWS CIRCLE 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5-09-19T00:00:00">
            <text:p>9/1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CLAWS CIRCLE 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CLAWS CIRCLE 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5-12-11T00:00:00">
            <text:p>12/1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CLAWS CIRCLE 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5-05-10T00:00:00">
            <text:p>5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LOT DRIVE </text:p>
          </table:table-cell>
          <table:table-cell table:style-name="ce21" office:value-type="string">
            <text:p>VINEYARD HEIGHTS</text:p>
          </table:table-cell>
        </table:table-row>
        <table:table-row table:style-name="ro2">
          <table:table-cell table:style-name="ce22" office:value-type="date" office:date-value="2005-11-02T00:00:00">
            <text:p>11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LOT DRIVE </text:p>
          </table:table-cell>
          <table:table-cell table:style-name="ce21" office:value-type="string">
            <text:p>VINEYARD HEIGHTS</text:p>
          </table:table-cell>
        </table:table-row>
        <table:table-row table:style-name="ro2">
          <table:table-cell table:style-name="ce22" office:value-type="date" office:date-value="2005-11-02T00:00:00">
            <text:p>11/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LOT DRIVE </text:p>
          </table:table-cell>
          <table:table-cell table:style-name="ce21" office:value-type="string">
            <text:p>VINEYARD HEIGHTS</text:p>
          </table:table-cell>
        </table:table-row>
        <table:table-row table:style-name="ro2">
          <table:table-cell table:style-name="ce22" office:value-type="date" office:date-value="2005-01-03T00:00:00">
            <text:p>1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1-04T00:00:00">
            <text:p>1/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1-08T00:00:00">
            <text:p>1/8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1-16T00:00:00">
            <text:p>1/1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1-19T00:00:00">
            <text:p>1/19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1-22T00:00:00">
            <text:p>1/22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1-24T00:00:00">
            <text:p>1/24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1-26T00:00:00">
            <text:p>1/26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1-26T00:00:00">
            <text:p>1/26/2005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2-07T00:00:00">
            <text:p>2/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2-13T00:00:00">
            <text:p>2/13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2-13T00:00:00">
            <text:p>2/13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2-20T00:00:00">
            <text:p>2/20/2005</text:p>
          </table:table-cell>
          <table:table-cell table:style-name="ce21" office:value-type="string">
            <text:p>OBTAINING DRUGS BY FRAUD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2-20T00:00:00">
            <text:p>2/2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02T00:00:00">
            <text:p>3/2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07T00:00:00">
            <text:p>3/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18T00:00:00">
            <text:p>3/18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25T00:00:00">
            <text:p>3/2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25T00:00:00">
            <text:p>3/2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25T00:00:00">
            <text:p>3/25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28T00:00:00">
            <text:p>3/2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29T00:00:00">
            <text:p>3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30T00:00:00">
            <text:p>3/3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07T00:00:00">
            <text:p>4/7/2005</text:p>
          </table:table-cell>
          <table:table-cell table:style-name="ce21" office:value-type="string">
            <text:p>BURGLARY (HOTEL/STORAGE FACILITY)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07T00:00:00">
            <text:p>4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09T00:00:00">
            <text:p>4/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14T00:00:00">
            <text:p>4/1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25T00:00:00">
            <text:p>4/25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08T00:00:00">
            <text:p>5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10T00:00:00">
            <text:p>5/1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12T00:00:00">
            <text:p>5/12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17T00:00:00">
            <text:p>5/1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22T00:00:00">
            <text:p>5/2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FORGING PUBLIC RECORD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03T00:00:00">
            <text:p>6/3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03T00:00:00">
            <text:p>6/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07T00:00:00">
            <text:p>6/7/2005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JAMES YORK PLAZA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MERRIMAC TRAIL 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16T00:00:00">
            <text:p>6/16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JAMES YORK PLAZA</text:p>
          </table:table-cell>
        </table:table-row>
        <table:table-row table:style-name="ro2">
          <table:table-cell table:style-name="ce22" office:value-type="date" office:date-value="2005-06-17T00:00:00">
            <text:p>6/1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17T00:00:00">
            <text:p>6/17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TEMPORARY DETENTION ORDER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22T00:00:00">
            <text:p>6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26T00:00:00">
            <text:p>6/2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02T00:00:00">
            <text:p>7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02T00:00:00">
            <text:p>7/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05T00:00:00">
            <text:p>7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ERRIMAC TRAIL 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13T00:00:00">
            <text:p>7/1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14T00:00:00">
            <text:p>7/14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14T00:00:00">
            <text:p>7/14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14T00:00:00">
            <text:p>7/14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19T00:00:00">
            <text:p>7/19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19T00:00:00">
            <text:p>7/19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19T00:00:00">
            <text:p>7/19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21T00:00:00">
            <text:p>7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25T00:00:00">
            <text:p>7/25/2005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25T00:00:00">
            <text:p>7/25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8-09T00:00:00">
            <text:p>8/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8-13T00:00:00">
            <text:p>8/1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8-13T00:00:00">
            <text:p>8/1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02T00:00:00">
            <text:p>9/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03T00:00:00">
            <text:p>9/3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10T00:00:00">
            <text:p>9/10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18T00:00:00">
            <text:p>9/18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18T00:00:00">
            <text:p>9/18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19T00:00:00">
            <text:p>9/19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20T00:00:00">
            <text:p>9/20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26T00:00:00">
            <text:p>9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29T00:00:00">
            <text:p>9/29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06T00:00:00">
            <text:p>10/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19T00:00:00">
            <text:p>10/19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19T00:00:00">
            <text:p>10/19/2005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26T00:00:00">
            <text:p>10/26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26T00:00:00">
            <text:p>10/26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27T00:00:00">
            <text:p>10/27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29T00:00:00">
            <text:p>10/29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29T00:00:00">
            <text:p>10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30T00:00:00">
            <text:p>10/3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02T00:00:00">
            <text:p>11/2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03T00:00:00">
            <text:p>11/3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03T00:00:00">
            <text:p>11/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03T00:00:00">
            <text:p>11/3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POSSESSION OF BURGLARY TOOL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STEAL OR TAMPER WITH COIN OPERATED EQUIPMENT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16T00:00:00">
            <text:p>11/1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19T00:00:00">
            <text:p>11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19T00:00:00">
            <text:p>11/1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28T00:00:00">
            <text:p>11/28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05T00:00:00">
            <text:p>12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06T00:00:00">
            <text:p>12/6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11T00:00:00">
            <text:p>12/11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11T00:00:00">
            <text:p>12/11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28T00:00:00">
            <text:p>12/28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28T00:00:00">
            <text:p>12/28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28T00:00:00">
            <text:p>12/28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29T00:00:00">
            <text:p>12/29/2005</text:p>
          </table:table-cell>
          <table:table-cell table:style-name="ce21" office:value-type="string">
            <text:p>FAILURE TO RETURN RENTED PROPERTY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28T00:00:00">
            <text:p>11/28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06T00:00:00">
            <text:p>12/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&amp; 2ND STREET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2-23T00:00:00">
            <text:p>2/23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ERRIMAC TRAIL &amp; PENI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18T00:00:00">
            <text:p>7/18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&amp; PENI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RIMAC TRAIL &amp; PENI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10T00:00:00">
            <text:p>12/10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RIMAC TRAIL &amp; PENI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&amp; 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MERRIMAC TRAIL &amp; 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01T00:00:00">
            <text:p>9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&amp; ROUTE 199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27T00:00:00">
            <text:p>4/2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&amp; TAM-O-SHANTER BLV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27T00:00:00">
            <text:p>4/27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ERRIMAC TRAIL &amp; TAM-O-SHANTER BLV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8-20T00:00:00">
            <text:p>8/20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I 64 EAST EXIT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ONTAGUE CIRCLE </text:p>
          </table:table-cell>
          <table:table-cell table:style-name="ce23" office:value-type="string">
            <text:p>QUEENS LAKE</text:p>
          </table:table-cell>
        </table:table-row>
        <table:table-row table:style-name="ro2">
          <table:table-cell table:style-name="ce22" office:value-type="date" office:date-value="2005-11-03T00:00:00">
            <text:p>11/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ONTAGUE CIRCLE </text:p>
          </table:table-cell>
          <table:table-cell table:style-name="ce23" office:value-type="string">
            <text:p>QUEENS LAKE</text:p>
          </table:table-cell>
        </table:table-row>
        <table:table-row table:style-name="ro2">
          <table:table-cell table:style-name="ce22" office:value-type="date" office:date-value="2005-01-23T00:00:00">
            <text:p>1/23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USKET DRIVE </text:p>
          </table:table-cell>
          <table:table-cell table:style-name="ce23" office:value-type="string">
            <text:p>QUEENS WOOD</text:p>
          </table:table-cell>
        </table:table-row>
        <table:table-row table:style-name="ro2">
          <table:table-cell table:style-name="ce22" office:value-type="date" office:date-value="2005-06-24T00:00:00">
            <text:p>6/2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USKET DRIVE </text:p>
          </table:table-cell>
          <table:table-cell table:style-name="ce23" office:value-type="string">
            <text:p>QUEENS WOOD</text:p>
          </table:table-cell>
        </table:table-row>
        <table:table-row table:style-name="ro2">
          <table:table-cell table:style-name="ce22" office:value-type="date" office:date-value="2005-06-25T00:00:00">
            <text:p>6/25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USKET DRIVE </text:p>
          </table:table-cell>
          <table:table-cell table:style-name="ce23" office:value-type="string">
            <text:p>QUEENS WOOD</text:p>
          </table:table-cell>
        </table:table-row>
        <table:table-row table:style-name="ro2">
          <table:table-cell table:style-name="ce22" office:value-type="date" office:date-value="2005-07-30T00:00:00">
            <text:p>7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USKET DRIVE </text:p>
          </table:table-cell>
          <table:table-cell table:style-name="ce23" office:value-type="string">
            <text:p>QUEENS WOOD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MUSKET DRIVE </text:p>
          </table:table-cell>
          <table:table-cell table:style-name="ce23" office:value-type="string">
            <text:p>QUEENS WOOD</text:p>
          </table:table-cell>
        </table:table-row>
        <table:table-row table:style-name="ro2">
          <table:table-cell table:style-name="ce22" office:value-type="date" office:date-value="2005-04-02T00:00:00">
            <text:p>4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ELSON DRIVE </text:p>
          </table:table-cell>
          <table:table-cell table:style-name="ce23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ELSON DRIVE </text:p>
          </table:table-cell>
          <table:table-cell table:style-name="ce23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RIVE </text:p>
          </table:table-cell>
          <table:table-cell table:style-name="ce23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NELSON DRIVE </text:p>
          </table:table-cell>
          <table:table-cell table:style-name="ce23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ELSON DRIVE </text:p>
          </table:table-cell>
          <table:table-cell table:style-name="ce23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NELSON DRIVE </text:p>
          </table:table-cell>
          <table:table-cell table:style-name="ce23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7-19T00:00:00">
            <text:p>7/19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NELSON DRIV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RIV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7-31T00:00:00">
            <text:p>7/3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RIV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9-23T00:00:00">
            <text:p>9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RIV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12-05T00:00:00">
            <text:p>12/5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NELSON DRIV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12-05T00:00:00">
            <text:p>12/5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NELSON DRIV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12-21T00:00:00">
            <text:p>12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ELSON DRIV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09-27T00:00:00">
            <text:p>9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RIVE &amp; COLONIAL AVENUE </text:p>
          </table:table-cell>
          <table:table-cell table:style-name="ce21" office:value-type="string">
            <text:p>NELSON CIRCLE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ORTH COUNCIL 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ORTH COUNCIL 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ORTH COUNCIL 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ORTH COUNCIL 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ORTH COUNCIL 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ORTH COUNCIL 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ORTH COUNCIL 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NOTTINGHAM ROAD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07-03T00:00:00">
            <text:p>7/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MONT CIRCLE </text:p>
          </table:table-cell>
          <table:table-cell table:style-name="ce21" office:value-type="string">
            <text:p>SPRINGFIELD TERRACE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MONT CIRCLE </text:p>
          </table:table-cell>
          <table:table-cell table:style-name="ce21" office:value-type="string">
            <text:p>SPRINGFIELD TERRACE</text:p>
          </table:table-cell>
        </table:table-row>
        <table:table-row table:style-name="ro2">
          <table:table-cell table:style-name="ce22" office:value-type="date" office:date-value="2005-03-28T00:00:00">
            <text:p>3/28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OLD HOLLOW ROAD 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5-04-10T00:00:00">
            <text:p>4/10/2005</text:p>
          </table:table-cell>
          <table:table-cell table:style-name="ce21" office:value-type="string">
            <text:p>ASSAULT, AGGRAVATED, DOMESTIC </text:p>
          </table:table-cell>
          <table:table-cell table:style-name="ce21" office:value-type="string">
            <text:p>OLD HOLLOW ROAD 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5-06-10T00:00:00">
            <text:p>6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HOLLOW ROAD 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5-06-30T00:00:00">
            <text:p>6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HOLLOW ROAD 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5-10-04T00:00:00">
            <text:p>10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HOLLOW ROAD 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5-10-14T00:00:00">
            <text:p>10/14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LD HOLLOW ROAD 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5-08-15T00:00:00">
            <text:p>8/1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PALACE LANE </text:p>
          </table:table-cell>
          <table:table-cell table:style-name="ce21" office:value-type="string">
            <text:p>GREENSPRINGS</text:p>
          </table:table-cell>
        </table:table-row>
        <table:table-row table:style-name="ro2">
          <table:table-cell table:style-name="ce22" office:value-type="date" office:date-value="2005-12-27T00:00:00">
            <text:p>12/27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PALACE LANE </text:p>
          </table:table-cell>
          <table:table-cell table:style-name="ce21" office:value-type="string">
            <text:p>GREENSPRINGS</text:p>
          </table:table-cell>
        </table:table-row>
        <table:table-row table:style-name="ro2">
          <table:table-cell table:style-name="ce22" office:value-type="date" office:date-value="2005-03-12T00:00:00">
            <text:p>3/12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PANTHER PAW PATH </text:p>
          </table:table-cell>
          <table:table-cell table:style-name="ce21" office:value-type="string">
            <text:p>PANTHER PAW</text:p>
          </table:table-cell>
        </table:table-row>
        <table:table-row table:style-name="ro2">
          <table:table-cell table:style-name="ce22" office:value-type="date" office:date-value="2005-08-04T00:00:00">
            <text:p>8/4/200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PANTHER PAW PATH </text:p>
          </table:table-cell>
          <table:table-cell table:style-name="ce21" office:value-type="string">
            <text:p>PANTHER PAW</text:p>
          </table:table-cell>
        </table:table-row>
        <table:table-row table:style-name="ro2">
          <table:table-cell table:style-name="ce22" office:value-type="date" office:date-value="2005-10-19T00:00:00">
            <text:p>10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RCHMENT BOULEVARD </text:p>
          </table:table-cell>
          <table:table-cell table:style-name="ce21" office:value-type="string">
            <text:p>WILLIAMSBURG BLUFFS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ARCHMENT BOULEVARD </text:p>
          </table:table-cell>
          <table:table-cell table:style-name="ce21" office:value-type="string">
            <text:p>WILLIAMSBURG BLUFFS</text:p>
          </table:table-cell>
        </table:table-row>
        <table:table-row table:style-name="ro2">
          <table:table-cell table:style-name="ce22" office:value-type="date" office:date-value="2005-07-14T00:00:00">
            <text:p>7/1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ARK CIRCLE </text:p>
          </table:table-cell>
          <table:table-cell table:style-name="ce21" office:value-type="string">
            <text:p>CARVER CIRCLE</text:p>
          </table:table-cell>
        </table:table-row>
        <table:table-row table:style-name="ro2">
          <table:table-cell table:style-name="ce22" office:value-type="date" office:date-value="2005-09-04T00:00:00">
            <text:p>9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BBLE BEACH </text:p>
          </table:table-cell>
          <table:table-cell table:style-name="ce21" office:value-type="string">
            <text:p>COUNTRY CLUB ACRES</text:p>
          </table:table-cell>
        </table:table-row>
        <table:table-row table:style-name="ro2">
          <table:table-cell table:style-name="ce22" office:value-type="date" office:date-value="2005-03-05T00:00:00">
            <text:p>3/5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05T00:00:00">
            <text:p>3/5/2005</text:p>
          </table:table-cell>
          <table:table-cell table:style-name="ce21" office:value-type="string">
            <text:p>RAPE </text:p>
          </table:table-cell>
          <table:table-cell table:style-name="ce23" office:value-type="string">
            <text:p>PENNIMAN ROAD </text:p>
          </table:table-cell>
          <table:table-cell table:style-name="ce24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10T00:00:00">
            <text:p>4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23T00:00:00">
            <text:p>5/2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23T00:00:00">
            <text:p>5/23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17T00:00:00">
            <text:p>6/17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CAMP PERRY MAIN GATE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13T00:00:00">
            <text:p>7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19T00:00:00">
            <text:p>9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29T00:00:00">
            <text:p>9/2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06T00:00:00">
            <text:p>10/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</table:table-row>
        <table:table-row table:style-name="ro2">
          <table:table-cell table:style-name="ce22" office:value-type="date" office:date-value="2005-12-29T00:00:00">
            <text:p>12/2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29T00:00:00">
            <text:p>12/2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2-25T00:00:00">
            <text:p>2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14T00:00:00">
            <text:p>4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PENNIMAN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07T00:00:00">
            <text:p>6/7/2005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PENNIMAN ROAD &amp; GOVERNMENT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2-26T00:00:00">
            <text:p>2/26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PENNIMAN ROAD &amp; HUBBARD LANE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PENNIMAN ROAD &amp; LODGE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20T00:00:00">
            <text:p>4/20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PENNIMAN ROAD &amp; WICKRE STREET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07T00:00:00">
            <text:p>3/7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PHILADELPHIA SQUAR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22T00:00:00">
            <text:p>5/22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PHILADELPHIA SQUAR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HILADELPHIA SQUAR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HILADELPHIA SQUAR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HILADELPHIA SQUAR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HILADELPHIA SQUAR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HILADELPHIA SQUAR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23T00:00:00">
            <text:p>12/23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PLANTATION DRIVE </text:p>
          </table:table-cell>
          <table:table-cell table:style-name="ce21" office:value-type="string">
            <text:p>PLANTATION HEIGHTS</text:p>
          </table:table-cell>
        </table:table-row>
        <table:table-row table:style-name="ro2">
          <table:table-cell table:style-name="ce22" office:value-type="date" office:date-value="2005-01-08T00:00:00">
            <text:p>1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1-08T00:00:00">
            <text:p>1/8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1-14T00:00:00">
            <text:p>1/1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2-14T00:00:00">
            <text:p>2/1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2-20T00:00:00">
            <text:p>2/2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18T00:00:00">
            <text:p>3/18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27T00:00:00">
            <text:p>3/27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31T00:00:00">
            <text:p>3/3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10T00:00:00">
            <text:p>4/10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10T00:00:00">
            <text:p>4/1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12T00:00:00">
            <text:p>4/12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18T00:00:00">
            <text:p>4/18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24T00:00:00">
            <text:p>4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08T00:00:00">
            <text:p>5/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5-22T00:00:00">
            <text:p>5/22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06T00:00:00">
            <text:p>6/6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29T00:00:00">
            <text:p>6/29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21T00:00:00">
            <text:p>7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24T00:00:00">
            <text:p>7/24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04T00:00:00">
            <text:p>9/4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09T00:00:00">
            <text:p>9/9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24T00:00:00">
            <text:p>9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15T00:00:00">
            <text:p>10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15T00:00:00">
            <text:p>10/15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16T00:00:00">
            <text:p>10/16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01T00:00:00">
            <text:p>11/1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01T00:00:00">
            <text:p>11/1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09T00:00:00">
            <text:p>11/9/2005</text:p>
          </table:table-cell>
          <table:table-cell table:style-name="ce21" office:value-type="string">
            <text:p>ROBBERY </text:p>
          </table:table-cell>
          <table:table-cell table:style-name="ce23" office:value-type="string">
            <text:p>POCAHONTAS TRAIL </text:p>
          </table:table-cell>
          <table:table-cell table:style-name="ce24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02T00:00:00">
            <text:p>12/2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02T00:00:00">
            <text:p>12/2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02T00:00:00">
            <text:p>12/2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02T00:00:00">
            <text:p>12/2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12T00:00:00">
            <text:p>12/12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23T00:00:00">
            <text:p>12/23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POCAHONTAS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1-18T00:00:00">
            <text:p>1/18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POCAHONTAS TRAIL &amp; MCCLAWS CIRCLE </text:p>
          </table:table-cell>
        </table:table-row>
        <table:table-row table:style-name="ro2">
          <table:table-cell table:style-name="ce22" office:value-type="date" office:date-value="2005-01-18T00:00:00">
            <text:p>1/18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POCAHONTAS TRAIL &amp; MCCLAWS CIRCLE </text:p>
          </table:table-cell>
        </table:table-row>
        <table:table-row table:style-name="ro2">
          <table:table-cell table:style-name="ce22" office:value-type="date" office:date-value="2005-10-16T00:00:00">
            <text:p>10/1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POCAHONTAS TRAIL @ BUSCH GARDENS </text:p>
          </table:table-cell>
        </table:table-row>
        <table:table-row table:style-name="ro2">
          <table:table-cell table:style-name="ce22" office:value-type="date" office:date-value="2005-11-03T00:00:00">
            <text:p>11/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POCAHONTAS TRAIL @ BUSCH GARDENS </text:p>
          </table:table-cell>
        </table:table-row>
        <table:table-row table:style-name="ro2">
          <table:table-cell table:style-name="ce22" office:value-type="date" office:date-value="2005-11-03T00:00:00">
            <text:p>11/3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POCAHONTAS TRAIL @ BUSCH GARDENS 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QUEEN ANNE DRIVE </text:p>
          </table:table-cell>
          <table:table-cell table:style-name="ce21" office:value-type="string">
            <text:p>ROYAL GRANT</text:p>
          </table:table-cell>
        </table:table-row>
        <table:table-row table:style-name="ro2">
          <table:table-cell table:style-name="ce22" office:value-type="date" office:date-value="2005-01-03T00:00:00">
            <text:p>1/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QUEENS CREED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1-03T00:00:00">
            <text:p>1/3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QUEENS CREED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1-14T00:00:00">
            <text:p>1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EENS CREEK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1-15T00:00:00">
            <text:p>1/15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QUEENS CREEK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03T00:00:00">
            <text:p>3/3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QUEENS CREEK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11T00:00:00">
            <text:p>3/11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QUEENS CREEK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12T00:00:00">
            <text:p>3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EENS CREEK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15T00:00:00">
            <text:p>3/1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QUEENS CREEK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20T00:00:00">
            <text:p>3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EENS CREEK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23T00:00:00">
            <text:p>4/23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QUEENS CREEK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9-01T00:00:00">
            <text:p>9/1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QUEENS CREEK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QUEENS CREEK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QUEENS CREEK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11T00:00:00">
            <text:p>10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QUEENS CREEK ROAD &amp; SILVERADO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6-11T00:00:00">
            <text:p>6/1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AMOND ROAD &amp; LIGHTFOOT ROAD </text:p>
          </table:table-cell>
        </table:table-row>
        <table:table-row table:style-name="ro2">
          <table:table-cell table:style-name="ce22" office:value-type="date" office:date-value="2005-06-11T00:00:00">
            <text:p>6/11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ICHAMOND ROAD &amp; LIGHTFOOT ROAD </text:p>
          </table:table-cell>
        </table:table-row>
        <table:table-row table:style-name="ro2">
          <table:table-cell table:style-name="ce22" office:value-type="date" office:date-value="2005-01-04T00:00:00">
            <text:p>1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1-15T00:00:00">
            <text:p>1/15/2005</text:p>
          </table:table-cell>
          <table:table-cell table:style-name="ce21" office:value-type="string">
            <text:p>FRAUD-INNKEEPER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1-19T00:00:00">
            <text:p>1/19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2-02T00:00:00">
            <text:p>2/2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2-11T00:00:00">
            <text:p>2/1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2-27T00:00:00">
            <text:p>2/27/2005</text:p>
          </table:table-cell>
          <table:table-cell table:style-name="ce21" office:value-type="string">
            <text:p>NO DRIVERS LICENSE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3-16T00:00:00">
            <text:p>3/1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01T00:00:00">
            <text:p>4/1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02T00:00:00">
            <text:p>4/2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02T00:00:00">
            <text:p>4/2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06T00:00:00">
            <text:p>4/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13T00:00:00">
            <text:p>4/1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15T00:00:00">
            <text:p>4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5-04T00:00:00">
            <text:p>5/4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5-06T00:00:00">
            <text:p>5/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5-06T00:00:00">
            <text:p>5/6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6-25T00:00:00">
            <text:p>6/2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05T00:00:00">
            <text:p>7/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06T00:00:00">
            <text:p>7/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06T00:00:00">
            <text:p>7/6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14T00:00:00">
            <text:p>7/14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21T00:00:00">
            <text:p>7/2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23T00:00:00">
            <text:p>7/2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03T00:00:00">
            <text:p>8/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04T00:00:00">
            <text:p>8/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09T00:00:00">
            <text:p>8/9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10T00:00:00">
            <text:p>8/10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10T00:00:00">
            <text:p>8/1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0T00:00:00">
            <text:p>8/20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0T00:00:00">
            <text:p>8/2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0T00:00:00">
            <text:p>8/2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0T00:00:00">
            <text:p>8/20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6T00:00:00">
            <text:p>8/2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9-03T00:00:00">
            <text:p>9/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9-03T00:00:00">
            <text:p>9/3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9-04T00:00:00">
            <text:p>9/4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9-04T00:00:00">
            <text:p>9/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FRAUD-TRICK,FALSE PRETENSES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16T00:00:00">
            <text:p>10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17T00:00:00">
            <text:p>10/1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17T00:00:00">
            <text:p>10/17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29T00:00:00">
            <text:p>10/29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1-04T00:00:00">
            <text:p>11/4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1-04T00:00:00">
            <text:p>11/4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1-04T00:00:00">
            <text:p>11/4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24T00:00:00">
            <text:p>12/24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3-02T00:00:00">
            <text:p>3/2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&amp; IRONBOU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3-02T00:00:00">
            <text:p>3/2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ICHMOND ROAD &amp; IRONBOU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, LIGHTFOOT POST OFFICE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, LIGHTFOOT POST OFFICE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3-18T00:00:00">
            <text:p>3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, MILLER MART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3-18T00:00:00">
            <text:p>3/18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RICHMOND ROAD, MILLER MART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01T00:00:00">
            <text:p>4/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RICHMOND ROAD, MILLER MART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08T00:00:00">
            <text:p>8/8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RICHMOND ROAD, MILLER MART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1-23T00:00:00">
            <text:p>11/23/2005</text:p>
          </table:table-cell>
          <table:table-cell table:style-name="ce21" office:value-type="string">
            <text:p>FRAUD-INNKEEPER </text:p>
          </table:table-cell>
          <table:table-cell table:style-name="ce21" office:value-type="string">
            <text:p>RICHMOND ROAD, MILLER MART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2-23T00:00:00">
            <text:p>12/23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RICHMOND ROAD, MILLER MART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30T00:00:00">
            <text:p>8/30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RICHMOND ROAD, MOVIE SCENE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30T00:00:00">
            <text:p>8/30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RICHMOND ROAD, MOVIE SCENE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RICHMOND ROAD, MOVIE SCENE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1-16T00:00:00">
            <text:p>1/16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RICHMOND ROAD, PARKING LOT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RICHMOND ROAD, TOP CHINA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RICHMOND ROAD, TOP CHINA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MOND ROAD, TOP CHINA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2-24T00:00:00">
            <text:p>2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, WENDY`S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12T00:00:00">
            <text:p>10/12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RICHMOND ROAD, WENDY`S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3-10T00:00:00">
            <text:p>3/10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, WENDYS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RICHMOND ROAD, WENDYS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1-29T00:00:00">
            <text:p>11/29/2005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RICHOMAND ROAD @ PRIME OUTLETS </text:p>
          </table:table-cell>
        </table:table-row>
        <table:table-row table:style-name="ro2">
          <table:table-cell table:style-name="ce22" office:value-type="date" office:date-value="2005-07-08T00:00:00">
            <text:p>7/8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RICHWINE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WINE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9-29T00:00:00">
            <text:p>9/29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RICHWINE DRIVE &amp; JASON DRIVE 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5-06-26T00:00:00">
            <text:p>6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YAL GOVERNORS COURT </text:p>
          </table:table-cell>
          <table:table-cell table:style-name="ce21" office:value-type="string">
            <text:p>FAIRFIELD WILLIAMSBURG</text:p>
          </table:table-cell>
        </table:table-row>
        <table:table-row table:style-name="ro2">
          <table:table-cell table:style-name="ce22" office:value-type="date" office:date-value="2005-01-16T00:00:00">
            <text:p>1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YAL GRANT DRIVE </text:p>
          </table:table-cell>
          <table:table-cell table:style-name="ce21" office:value-type="string">
            <text:p>ROYAL GRANT</text:p>
          </table:table-cell>
        </table:table-row>
        <table:table-row table:style-name="ro2">
          <table:table-cell table:style-name="ce22" office:value-type="date" office:date-value="2005-02-07T00:00:00">
            <text:p>2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YAL GRANT DRIVE </text:p>
          </table:table-cell>
          <table:table-cell table:style-name="ce21" office:value-type="string">
            <text:p>ROYAL GRANT</text:p>
          </table:table-cell>
        </table:table-row>
        <table:table-row table:style-name="ro2">
          <table:table-cell table:style-name="ce22" office:value-type="date" office:date-value="2005-08-20T00:00:00">
            <text:p>8/20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T 132 &amp; 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8-20T00:00:00">
            <text:p>8/20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T 132 &amp; 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10-15T00:00:00">
            <text:p>10/1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T 199 &amp; MERRIMAC TRAIL </text:p>
          </table:table-cell>
        </table:table-row>
        <table:table-row table:style-name="ro2">
          <table:table-cell table:style-name="ce22" office:value-type="date" office:date-value="2005-05-02T00:00:00">
            <text:p>5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T 199 &amp; TRANQUILITY DRIVE </text:p>
          </table:table-cell>
        </table:table-row>
        <table:table-row table:style-name="ro2">
          <table:table-cell table:style-name="ce22" office:value-type="date" office:date-value="2005-01-06T00:00:00">
            <text:p>1/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RUSTY COURT </text:p>
          </table:table-cell>
        </table:table-row>
        <table:table-row table:style-name="ro2">
          <table:table-cell table:style-name="ce22" office:value-type="date" office:date-value="2005-01-06T00:00:00">
            <text:p>1/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USTY COURT 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RUSTY COURT </text:p>
          </table:table-cell>
        </table:table-row>
        <table:table-row table:style-name="ro2">
          <table:table-cell table:style-name="ce22" office:value-type="date" office:date-value="2005-03-08T00:00:00">
            <text:p>3/8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RUSTY COURT </text:p>
          </table:table-cell>
        </table:table-row>
        <table:table-row table:style-name="ro2">
          <table:table-cell table:style-name="ce22" office:value-type="date" office:date-value="2005-03-11T00:00:00">
            <text:p>3/11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USTY COURT 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RUSTY COURT 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USTY COURT 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DEATH INVESTIGATION </text:p>
          </table:table-cell>
          <table:table-cell table:style-name="ce21" office:value-type="string">
            <text:p>SAVANA SQUARE </text:p>
          </table:table-cell>
        </table:table-row>
        <table:table-row table:style-name="ro2">
          <table:table-cell table:style-name="ce22" office:value-type="date" office:date-value="2005-07-07T00:00:00">
            <text:p>7/7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CHENCK DRIVE </text:p>
          </table:table-cell>
        </table:table-row>
        <table:table-row table:style-name="ro2">
          <table:table-cell table:style-name="ce22" office:value-type="date" office:date-value="2005-07-16T00:00:00">
            <text:p>7/16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SCHENCK DRIVE 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CHENCK DRIVE 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CHENCK DRIVE </text:p>
          </table:table-cell>
        </table:table-row>
        <table:table-row table:style-name="ro2">
          <table:table-cell table:style-name="ce22" office:value-type="date" office:date-value="2005-12-23T00:00:00">
            <text:p>12/23/2005</text:p>
          </table:table-cell>
          <table:table-cell table:style-name="ce21" office:value-type="string">
            <text:p>CRUELTY TO ANIMALS </text:p>
          </table:table-cell>
          <table:table-cell table:style-name="ce21" office:value-type="string">
            <text:p>SCHENCK DRIVE </text:p>
          </table:table-cell>
        </table:table-row>
        <table:table-row table:style-name="ro2">
          <table:table-cell table:style-name="ce22" office:value-type="date" office:date-value="2005-12-10T00:00:00">
            <text:p>12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CHOONER BLVD </text:p>
          </table:table-cell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COTT DRIVE </text:p>
          </table:table-cell>
        </table:table-row>
        <table:table-row table:style-name="ro2">
          <table:table-cell table:style-name="ce22" office:value-type="date" office:date-value="2005-12-31T00:00:00">
            <text:p>12/3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ECOND STREET </text:p>
          </table:table-cell>
          <table:table-cell table:style-name="ce21"/>
        </table:table-row>
        <table:table-row table:style-name="ro2">
          <table:table-cell table:style-name="ce22" office:value-type="date" office:date-value="2005-01-05T00:00:00">
            <text:p>1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COND STREET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14T00:00:00">
            <text:p>3/1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COND STREET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14T00:00:00">
            <text:p>3/14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SECOND STREET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21T00:00:00">
            <text:p>3/2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COND STREET </text:p>
          </table:table-cell>
        </table:table-row>
        <table:table-row table:style-name="ro2">
          <table:table-cell table:style-name="ce22" office:value-type="date" office:date-value="2005-05-29T00:00:00">
            <text:p>5/29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SECOND STREET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7-06T00:00:00">
            <text:p>7/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ECOND STREET 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COND STREET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10-09T00:00:00">
            <text:p>10/9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ECOND STREET </text:p>
          </table:table-cell>
        </table:table-row>
        <table:table-row table:style-name="ro2">
          <table:table-cell table:style-name="ce22" office:value-type="date" office:date-value="2005-10-10T00:00:00">
            <text:p>10/1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SECOND STREET </text:p>
          </table:table-cell>
        </table:table-row>
        <table:table-row table:style-name="ro2">
          <table:table-cell table:style-name="ce22" office:value-type="date" office:date-value="2005-10-10T00:00:00">
            <text:p>10/1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COND STREET 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SECOND STREET </text:p>
          </table:table-cell>
        </table:table-row>
        <table:table-row table:style-name="ro2">
          <table:table-cell table:style-name="ce22" office:value-type="date" office:date-value="2005-05-21T00:00:00">
            <text:p>5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ADY BLUFF 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HADY BLUFF POINT 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ADY BLUFF POINT 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HADY BLUFF POINT 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SHADY BLUFF POINT 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EXTORTION BY THREAT </text:p>
          </table:table-cell>
          <table:table-cell table:style-name="ce21" office:value-type="string">
            <text:p>SHARPS LANE 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THREATEN TO BURN </text:p>
          </table:table-cell>
          <table:table-cell table:style-name="ce21" office:value-type="string">
            <text:p>SHARPS LANE </text:p>
          </table:table-cell>
        </table:table-row>
        <table:table-row table:style-name="ro2">
          <table:table-cell table:style-name="ce22" office:value-type="date" office:date-value="2005-02-22T00:00:00">
            <text:p>2/22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SHEA LANE </text:p>
          </table:table-cell>
        </table:table-row>
        <table:table-row table:style-name="ro2">
          <table:table-cell table:style-name="ce22" office:value-type="date" office:date-value="2005-02-17T00:00:00">
            <text:p>2/17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HEPPARD DRIVE </text:p>
          </table:table-cell>
        </table:table-row>
        <table:table-row table:style-name="ro2">
          <table:table-cell table:style-name="ce22" office:value-type="date" office:date-value="2005-12-02T00:00:00">
            <text:p>12/2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HEPPARD DRIVE </text:p>
          </table:table-cell>
        </table:table-row>
        <table:table-row table:style-name="ro2">
          <table:table-cell table:style-name="ce22" office:value-type="date" office:date-value="2005-12-02T00:00:00">
            <text:p>12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EPPARD DRIVE </text:p>
          </table:table-cell>
        </table:table-row>
        <table:table-row table:style-name="ro2">
          <table:table-cell table:style-name="ce22" office:value-type="date" office:date-value="2005-12-28T00:00:00">
            <text:p>12/28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HEPPARD LANE </text:p>
          </table:table-cell>
        </table:table-row>
        <table:table-row table:style-name="ro2">
          <table:table-cell table:style-name="ce22" office:value-type="date" office:date-value="2005-02-01T00:00:00">
            <text:p>2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ERIFF`S PLACE </text:p>
          </table:table-cell>
        </table:table-row>
        <table:table-row table:style-name="ro2">
          <table:table-cell table:style-name="ce22" office:value-type="date" office:date-value="2005-04-20T00:00:00">
            <text:p>4/20/2005</text:p>
          </table:table-cell>
          <table:table-cell table:style-name="ce21" office:value-type="string">
            <text:p>EXCESSIVE NOISE </text:p>
          </table:table-cell>
          <table:table-cell table:style-name="ce21" office:value-type="string">
            <text:p>SHERIFF`S PLACE </text:p>
          </table:table-cell>
        </table:table-row>
        <table:table-row table:style-name="ro2">
          <table:table-cell table:style-name="ce22" office:value-type="date" office:date-value="2005-03-29T00:00:00">
            <text:p>3/29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HIPYARD DRIVE </text:p>
          </table:table-cell>
        </table:table-row>
        <table:table-row table:style-name="ro2">
          <table:table-cell table:style-name="ce22" office:value-type="date" office:date-value="2005-02-08T00:00:00">
            <text:p>2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PRINGFIELD DRIVE </text:p>
          </table:table-cell>
        </table:table-row>
        <table:table-row table:style-name="ro2">
          <table:table-cell table:style-name="ce22" office:value-type="date" office:date-value="2005-02-20T00:00:00">
            <text:p>2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PRINGFIELD DRIVE </text:p>
          </table:table-cell>
        </table:table-row>
        <table:table-row table:style-name="ro2">
          <table:table-cell table:style-name="ce22" office:value-type="date" office:date-value="2005-05-11T00:00:00">
            <text:p>5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PRINGFIELD DRIVE </text:p>
          </table:table-cell>
        </table:table-row>
        <table:table-row table:style-name="ro2">
          <table:table-cell table:style-name="ce22" office:value-type="date" office:date-value="2005-05-29T00:00:00">
            <text:p>5/29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PRINGFIELD DRIVE </text:p>
          </table:table-cell>
        </table:table-row>
        <table:table-row table:style-name="ro2">
          <table:table-cell table:style-name="ce22" office:value-type="date" office:date-value="2005-10-19T00:00:00">
            <text:p>10/1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PRINGFIELD DRIVE 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PRINGFIELD ROAD 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SPRINGFIELD ROAD </text:p>
          </table:table-cell>
        </table:table-row>
        <table:table-row table:style-name="ro2">
          <table:table-cell table:style-name="ce22" office:value-type="date" office:date-value="2005-02-26T00:00:00">
            <text:p>2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PRINGFIELD ROAD </text:p>
          </table:table-cell>
        </table:table-row>
        <table:table-row table:style-name="ro2">
          <table:table-cell table:style-name="ce22" office:value-type="date" office:date-value="2005-03-15T00:00:00">
            <text:p>3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PRINGFIELD ROAD </text:p>
          </table:table-cell>
        </table:table-row>
        <table:table-row table:style-name="ro2">
          <table:table-cell table:style-name="ce22" office:value-type="date" office:date-value="2005-05-14T00:00:00">
            <text:p>5/14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SPRINGFIELD ROAD </text:p>
          </table:table-cell>
        </table:table-row>
        <table:table-row table:style-name="ro2">
          <table:table-cell table:style-name="ce22" office:value-type="date" office:date-value="2005-11-20T00:00:00">
            <text:p>11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PRINGFIELD ROAD </text:p>
          </table:table-cell>
        </table:table-row>
        <table:table-row table:style-name="ro2">
          <table:table-cell table:style-name="ce22" office:value-type="date" office:date-value="2005-08-03T00:00:00">
            <text:p>8/3/2005</text:p>
          </table:table-cell>
          <table:table-cell table:style-name="ce21" office:value-type="string">
            <text:p>AGGRAVATED SEXUAL BATTERY -VICTIM UNDER 13 YRS </text:p>
          </table:table-cell>
          <table:table-cell table:style-name="ce21" office:value-type="string">
            <text:p>STEWARD DRIVE </text:p>
          </table:table-cell>
        </table:table-row>
        <table:table-row table:style-name="ro2">
          <table:table-cell table:style-name="ce22" office:value-type="date" office:date-value="2005-08-30T00:00:00">
            <text:p>8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EWARD DRIVE 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STEWARD DRIVE </text:p>
          </table:table-cell>
        </table:table-row>
        <table:table-row table:style-name="ro2">
          <table:table-cell table:style-name="ce22" office:value-type="date" office:date-value="2005-02-11T00:00:00">
            <text:p>2/1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TEWART DRIVE </text:p>
          </table:table-cell>
        </table:table-row>
        <table:table-row table:style-name="ro2">
          <table:table-cell table:style-name="ce22" office:value-type="date" office:date-value="2005-02-18T00:00:00">
            <text:p>2/18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STEWART DRIVE </text:p>
          </table:table-cell>
        </table:table-row>
        <table:table-row table:style-name="ro2">
          <table:table-cell table:style-name="ce22" office:value-type="date" office:date-value="2005-02-18T00:00:00">
            <text:p>2/18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STEWART DRIVE </text:p>
          </table:table-cell>
        </table:table-row>
        <table:table-row table:style-name="ro2">
          <table:table-cell table:style-name="ce22" office:value-type="date" office:date-value="2005-03-29T00:00:00">
            <text:p>3/2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TEWART DRIVE 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WART DRIVE </text:p>
          </table:table-cell>
        </table:table-row>
        <table:table-row table:style-name="ro2">
          <table:table-cell table:style-name="ce22" office:value-type="date" office:date-value="2005-06-23T00:00:00">
            <text:p>6/2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TEWART DRIVE 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EWART DRIVE 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WART DRIVE 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TEWART DRIVE </text:p>
          </table:table-cell>
        </table:table-row>
        <table:table-row table:style-name="ro2">
          <table:table-cell table:style-name="ce22" office:value-type="date" office:date-value="2005-06-04T00:00:00">
            <text:p>6/4/2005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STEWART DRIVE &amp; QUEENS CREEK DRIVE </text:p>
          </table:table-cell>
        </table:table-row>
        <table:table-row table:style-name="ro2">
          <table:table-cell table:style-name="ce22" office:value-type="date" office:date-value="2005-06-04T00:00:00">
            <text:p>6/4/2005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STEWART DRIVE &amp; WILKENS DRIVE 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STRATFORD DRIVE 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TRATFORD DRIVE 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STRATFORD DRIVE 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RATFORD DRIVE </text:p>
          </table:table-cell>
        </table:table-row>
        <table:table-row table:style-name="ro2">
          <table:table-cell table:style-name="ce22" office:value-type="date" office:date-value="2005-01-02T00:00:00">
            <text:p>1/2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1-25T00:00:00">
            <text:p>1/25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3-11T00:00:00">
            <text:p>3/11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5-22T00:00:00">
            <text:p>5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5-22T00:00:00">
            <text:p>5/2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8-18T00:00:00">
            <text:p>8/18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8-26T00:00:00">
            <text:p>8/26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POSSESSION OF SCHEDULE I,II CONTROLLED SUBSTANCE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9-23T00:00:00">
            <text:p>9/2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9-28T00:00:00">
            <text:p>9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VIOLATION OF PROTECTIVE ORDER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11-02T00:00:00">
            <text:p>11/2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12-12T00:00:00">
            <text:p>12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12-12T00:00:00">
            <text:p>12/1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12-16T00:00:00">
            <text:p>12/1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AM-O-SHANTER BOULEVARD </text:p>
          </table:table-cell>
        </table:table-row>
        <table:table-row table:style-name="ro2">
          <table:table-cell table:style-name="ce22" office:value-type="date" office:date-value="2005-03-17T00:00:00">
            <text:p>3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UNDERBIRD LANE 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HUNDERBIRD LANE </text:p>
          </table:table-cell>
        </table:table-row>
        <table:table-row table:style-name="ro2">
          <table:table-cell table:style-name="ce22" office:value-type="date" office:date-value="2005-10-10T00:00:00">
            <text:p>10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UNDERBIRD LANE </text:p>
          </table:table-cell>
        </table:table-row>
        <table:table-row table:style-name="ro2">
          <table:table-cell table:style-name="ce22" office:value-type="date" office:date-value="2005-05-14T00:00:00">
            <text:p>5/1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RAFALGAR COURT </text:p>
          </table:table-cell>
        </table:table-row>
        <table:table-row table:style-name="ro2">
          <table:table-cell table:style-name="ce22" office:value-type="date" office:date-value="2005-05-21T00:00:00">
            <text:p>5/2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NEYARD LANE </text:p>
          </table:table-cell>
        </table:table-row>
        <table:table-row table:style-name="ro2">
          <table:table-cell table:style-name="ce22" office:value-type="date" office:date-value="2005-01-01T00:00:00">
            <text:p>1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1-26T00:00:00">
            <text:p>1/2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2-26T00:00:00">
            <text:p>2/2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2-27T00:00:00">
            <text:p>2/2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3-17T00:00:00">
            <text:p>3/17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5-31T00:00:00">
            <text:p>5/3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6-14T00:00:00">
            <text:p>6/1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6-22T00:00:00">
            <text:p>6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7-19T00:00:00">
            <text:p>7/19/2005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7-20T00:00:00">
            <text:p>7/2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8-05T00:00:00">
            <text:p>8/5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8-15T00:00:00">
            <text:p>8/15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10-30T00:00:00">
            <text:p>10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11-15T00:00:00">
            <text:p>11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12-14T00:00:00">
            <text:p>12/1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ALLER MILL ROAD 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 MILL ROAD &amp; CORAN DRIVE </text:p>
          </table:table-cell>
        </table:table-row>
        <table:table-row table:style-name="ro2">
          <table:table-cell table:style-name="ce22" office:value-type="date" office:date-value="2005-07-14T00:00:00">
            <text:p>7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RRICK COURT 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ING LOT </text:p>
          </table:table-cell>
        </table:table-row>
        <table:table-row table:style-name="ro2">
          <table:table-cell table:style-name="ce22" office:value-type="date" office:date-value="2005-04-30T00:00:00">
            <text:p>4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5-22T00:00:00">
            <text:p>5/2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6-05T00:00:00">
            <text:p>6/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6-16T00:00:00">
            <text:p>6/1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7-03T00:00:00">
            <text:p>7/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7-03T00:00:00">
            <text:p>7/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7-13T00:00:00">
            <text:p>7/13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7-13T00:00:00">
            <text:p>7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7-13T00:00:00">
            <text:p>7/1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7-20T00:00:00">
            <text:p>7/2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7-20T00:00:00">
            <text:p>7/2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8-05T00:00:00">
            <text:p>8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8-13T00:00:00">
            <text:p>8/1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8-15T00:00:00">
            <text:p>8/1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9-05T00:00:00">
            <text:p>9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9-13T00:00:00">
            <text:p>9/13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9-13T00:00:00">
            <text:p>9/1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9-26T00:00:00">
            <text:p>9/2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11-10T00:00:00">
            <text:p>11/1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12-21T00:00:00">
            <text:p>12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12-21T00:00:00">
            <text:p>12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12-21T00:00:00">
            <text:p>12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12-21T00:00:00">
            <text:p>12/2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12-21T00:00:00">
            <text:p>12/2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12-21T00:00:00">
            <text:p>12/2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EAVER ROAD 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AVER ROAD </text:p>
          </table:table-cell>
        </table:table-row>
        <table:table-row table:style-name="ro2">
          <table:table-cell table:style-name="ce22" office:value-type="date" office:date-value="2005-06-12T00:00:00">
            <text:p>6/1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EAVER ROAD </text:p>
          </table:table-cell>
        </table:table-row>
        <table:table-row table:style-name="ro2">
          <table:table-cell table:style-name="ce22" office:value-type="date" office:date-value="2005-06-16T00:00:00">
            <text:p>6/1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ELLINGTON DRIVE 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POSSESS WEAPON ON SCHOOL PROPERTY </text:p>
          </table:table-cell>
          <table:table-cell table:style-name="ce21" office:value-type="string">
            <text:p>WEST QUEENS DRIVE 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EST QUEENS DRIVE </text:p>
          </table:table-cell>
        </table:table-row>
        <table:table-row table:style-name="ro2">
          <table:table-cell table:style-name="ce22" office:value-type="date" office:date-value="2005-04-18T00:00:00">
            <text:p>4/18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EST QUEENS DRIVE 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WEST QUEENS DRIVE 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EST QUEENS DRIVE </text:p>
          </table:table-cell>
        </table:table-row>
        <table:table-row table:style-name="ro2">
          <table:table-cell table:style-name="ce22" office:value-type="date" office:date-value="2005-09-24T00:00:00">
            <text:p>9/24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EST QUEENS DRIVE </text:p>
          </table:table-cell>
        </table:table-row>
        <table:table-row table:style-name="ro2">
          <table:table-cell table:style-name="ce22" office:value-type="date" office:date-value="2005-10-07T00:00:00">
            <text:p>10/7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EST QUEENS DRIVE 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5-10-10T00:00:00">
            <text:p>10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QUEENS DRIVE </text:p>
          </table:table-cell>
        </table:table-row>
        <table:table-row table:style-name="ro2">
          <table:table-cell table:style-name="ce22" office:value-type="date" office:date-value="2005-10-10T00:00:00">
            <text:p>10/10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EST QUEENS DRIVE </text:p>
          </table:table-cell>
        </table:table-row>
        <table:table-row table:style-name="ro2">
          <table:table-cell table:style-name="ce22" office:value-type="date" office:date-value="2005-11-10T00:00:00">
            <text:p>11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ST QUEENS DRIVE 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EST QUEENS DRIVE 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POSSESS WEAPON ON SCHOOL PROPERTY </text:p>
          </table:table-cell>
          <table:table-cell table:style-name="ce21" office:value-type="string">
            <text:p>WEST QUEENS DRIVE </text:p>
          </table:table-cell>
        </table:table-row>
        <table:table-row table:style-name="ro2">
          <table:table-cell table:style-name="ce22" office:value-type="date" office:date-value="2005-12-13T00:00:00">
            <text:p>12/1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EST QUEENS DRIVE </text:p>
          </table:table-cell>
        </table:table-row>
        <table:table-row table:style-name="ro2">
          <table:table-cell table:style-name="ce22" office:value-type="date" office:date-value="2005-07-23T00:00:00">
            <text:p>7/23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EST SEMPLE ROAD </text:p>
          </table:table-cell>
        </table:table-row>
        <table:table-row table:style-name="ro2">
          <table:table-cell table:style-name="ce22" office:value-type="date" office:date-value="2005-08-19T00:00:00">
            <text:p>8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ST SEMPLE ROAD </text:p>
          </table:table-cell>
        </table:table-row>
        <table:table-row table:style-name="ro2">
          <table:table-cell table:style-name="ce22" office:value-type="date" office:date-value="2005-08-19T00:00:00">
            <text:p>8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ST SEMPLE ROAD </text:p>
          </table:table-cell>
        </table:table-row>
        <table:table-row table:style-name="ro2">
          <table:table-cell table:style-name="ce22" office:value-type="date" office:date-value="2005-08-19T00:00:00">
            <text:p>8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ST SEMPLE ROAD 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EST SEMPLE ROAD 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WEST SEMPLE ROAD 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WEST SEMPLE ROAD 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ST SEMPLE ROAD </text:p>
          </table:table-cell>
        </table:table-row>
        <table:table-row table:style-name="ro2">
          <table:table-cell table:style-name="ce22" office:value-type="date" office:date-value="2005-10-11T00:00:00">
            <text:p>10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SEMPLE ROAD </text:p>
          </table:table-cell>
        </table:table-row>
        <table:table-row table:style-name="ro2">
          <table:table-cell table:style-name="ce22" office:value-type="date" office:date-value="2005-12-03T00:00:00">
            <text:p>12/3/2005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WEST SEMPLE ROAD </text:p>
          </table:table-cell>
        </table:table-row>
        <table:table-row table:style-name="ro2">
          <table:table-cell table:style-name="ce22" office:value-type="date" office:date-value="2005-12-03T00:00:00">
            <text:p>12/3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EST SEMPLE ROAD </text:p>
          </table:table-cell>
        </table:table-row>
        <table:table-row table:style-name="ro2">
          <table:table-cell table:style-name="ce22" office:value-type="date" office:date-value="2005-12-03T00:00:00">
            <text:p>12/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ST SEMPLE ROAD </text:p>
          </table:table-cell>
        </table:table-row>
        <table:table-row table:style-name="ro2">
          <table:table-cell table:style-name="ce22" office:value-type="date" office:date-value="2005-12-03T00:00:00">
            <text:p>12/3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WEST SEMPLE ROAD </text:p>
          </table:table-cell>
        </table:table-row>
        <table:table-row table:style-name="ro2">
          <table:table-cell table:style-name="ce22" office:value-type="date" office:date-value="2005-01-03T00:00:00">
            <text:p>1/3/2005</text:p>
          </table:table-cell>
          <table:table-cell table:style-name="ce21" office:value-type="string">
            <text:p>CRUELTY TO ANIMALS </text:p>
          </table:table-cell>
          <table:table-cell table:style-name="ce21" office:value-type="string">
            <text:p>WILKINS DRIVE </text:p>
          </table:table-cell>
        </table:table-row>
        <table:table-row table:style-name="ro2">
          <table:table-cell table:style-name="ce22" office:value-type="date" office:date-value="2005-05-28T00:00:00">
            <text:p>5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KINS DRIVE 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ILKINS DRIVE </text:p>
          </table:table-cell>
        </table:table-row>
        <table:table-row table:style-name="ro2">
          <table:table-cell table:style-name="ce22" office:value-type="date" office:date-value="2005-10-15T00:00:00">
            <text:p>10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KINS DRIVE </text:p>
          </table:table-cell>
        </table:table-row>
        <table:table-row table:style-name="ro2">
          <table:table-cell table:style-name="ce22" office:value-type="date" office:date-value="2005-05-26T00:00:00">
            <text:p>5/2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LL SCARLETT LANE </text:p>
          </table:table-cell>
        </table:table-row>
        <table:table-row table:style-name="ro2">
          <table:table-cell table:style-name="ce22" office:value-type="date" office:date-value="2005-02-23T00:00:00">
            <text:p>2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IAMSBURG COMMONS </text:p>
          </table:table-cell>
        </table:table-row>
        <table:table-row table:style-name="ro2">
          <table:table-cell table:style-name="ce22" office:value-type="date" office:date-value="2005-05-18T00:00:00">
            <text:p>5/18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WINDSOR LANE </text:p>
          </table:table-cell>
        </table:table-row>
        <table:table-row table:style-name="ro2">
          <table:table-cell table:style-name="ce22" office:value-type="date" office:date-value="2005-12-10T00:00:00">
            <text:p>12/10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WOODMERE DRIVE </text:p>
          </table:table-cell>
        </table:table-row>
        <table:table-row table:style-name="ro2">
          <table:table-cell table:style-name="ce22" office:value-type="date" office:date-value="2005-10-07T00:00:00">
            <text:p>10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ARDARM COURT </text:p>
          </table:table-cell>
        </table:table-row>
        <table:table-row table:style-name="ro2">
          <table:table-cell table:style-name="ce22" office:value-type="date" office:date-value="2005-12-10T00:00:00">
            <text:p>12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ARDARM COURT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